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5.204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3.0929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0000 S dddd ssss 0 * tttt</text:p>
          </table:table-cell>
          <table:table-cell office:value-type="string" calcext:value-type="string">
            <text:p>This can be used as Noop 0 = 0 + 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0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0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0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0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0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0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0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0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0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0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01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0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0010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0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1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1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8" office:value-type="string" calcext:value-type="string">
            <text:p>00 00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8" office:value-type="string" calcext:value-type="string">
            <text:p>00 00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</text:p>
          </table:table-cell>
          <table:table-cell office:value-type="string" calcext:value-type="string">
            <text:p>orn $d, $s, $t</text:p>
          </table:table-cell>
          <table:table-cell office:value-type="string" calcext:value-type="string">
            <text:p>$d = ~($s | $t)</text:p>
          </table:table-cell>
          <table:table-cell office:value-type="string" calcext:value-type="string">
            <text:p>00 10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i</text:p>
          </table:table-cell>
          <table:table-cell office:value-type="string" calcext:value-type="string">
            <text:p>orn $d, $s, #imm</text:p>
          </table:table-cell>
          <table:table-cell office:value-type="string" calcext:value-type="string">
            <text:p>$d = ~($s | imm)</text:p>
          </table:table-cell>
          <table:table-cell office:value-type="string" calcext:value-type="string">
            <text:p>00 1011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* tttt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2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0 * dddd</text:p>
          </table:table-cell>
          <table:table-cell office:value-type="string" calcext:value-type="string">
            <text:p>All jumps are absolut when using a register</text:p>
          </table:table-cell>
          <table:table-cell table:number-columns-repeated="1018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1 imm</text:p>
          </table:table-cell>
          <table:table-cell office:value-type="string" calcext:value-type="string">
            <text:p>All jumps are relative when using an immediat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01 1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0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0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01 1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01 1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0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01 00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01 000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0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01 0010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5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110 dddd -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Push/</text:p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11100 --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11100 --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11101 -- 0 * ddd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Special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110 -- op2</text:p>
          </table:table-cell>
          <table:table-cell office:value-type="string" calcext:value-type="string">
            <text:p>puts PC+4 into $15 and jumps to label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11111 -- op2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 style:data-style-name="N2" text:time-value="0000-00-00T10:48:52.474979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3T11:32:45.736192555</dc:date>
    <meta:editing-duration>P2DT7H50M48S</meta:editing-duration>
    <meta:editing-cycles>49</meta:editing-cycles>
    <meta:generator>LibreOffice/4.1.4.2$Linux_X86_64 LibreOffice_project/410$Build-2</meta:generator>
    <meta:document-statistic meta:table-count="1" meta:cell-count="234" meta:object-count="0"/>
  </office:meta>
</office:document-meta>
</file>